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include &lt;reg51.h&gt;</text:p>
      <text:p text:style-name="Normal">#define msec 1</text:p>
      <text:p text:style-name="Normal"/>
      <text:p text:style-name="Normal">sbit s1=P3^2;//Input pins for four candidates</text:p>
      <text:p text:style-name="Normal">sbit s2=P3^3;</text:p>
      <text:p text:style-name="Normal">sbit s3=P3^4;</text:p>
      <text:p text:style-name="Normal">sbit s4=P3^5;</text:p>
      <text:p text:style-name="Normal"/>
      <text:p text:style-name="Normal">sbit ctrl_4=P1^0;//Declare the control pins of seven segments</text:p>
      <text:p text:style-name="Normal">sbit ctrl_3=P1^1;</text:p>
      <text:p text:style-name="Normal">sbit ctrl_2=P1^2;</text:p>
      <text:p text:style-name="Normal">sbit ctrl_1=P1^3;</text:p>
      <text:p text:style-name="Normal"/>
      <text:p text:style-name="Normal">unsigned int v1,v2,v3,v4;</text:p>
      <text:p text:style-name="Normal"/>
      <text:p text:style-name="Normal">unsigned int digi_val[10]={0x40,0xF9,0x24,0x30,0x19,0x12,0x02,0xF8,0x00,0x10};</text:p>
      <text:p text:style-name="Normal">unsigned int dig_1,dig_2,dig_3,dig_4;</text:p>
      <text:p text:style-name="Normal"/>
      <text:p text:style-name="Normal"/>
      <text:p text:style-name="Normal"/>
      <text:p text:style-name="Normal">void delay(unsigned int count)// Time delay function</text:p>
      <text:p text:style-name="Normal">{</text:p>
      <text:p text:style-name="Normal">unsigned int j,k;</text:p>
      <text:p text:style-name="Normal">for (j=0;j&lt;=count;j++)</text:p>
      <text:p text:style-name="Normal">for (k=0;k&lt;=50;k++);</text:p>
      <text:p text:style-name="Normal">}</text:p>
      <text:p text:style-name="Normal"/>
      <text:p text:style-name="Normal">void digi_out(unsigned int current_num)// Funtion to display total votes</text:p>
      <text:p text:style-name="Normal">{</text:p>
      <text:p text:style-name="Normal">unsigned int dig_disp;</text:p>
      <text:p text:style-name="Normal">dig_disp=current_num;</text:p>
      <text:p text:style-name="Normal">P2 = digi_val[current_num];</text:p>
      <text:p text:style-name="Normal">delay(msec);</text:p>
      <text:p text:style-name="Normal">}</text:p>
      <text:p text:style-name="Normal"/>
      <text:p text:style-name="Normal"/>
      <text:p text:style-name="Normal">void calc_vote()// Funtion to count the number of votes</text:p>
      <text:p text:style-name="Normal">{</text:p>
      <text:p text:style-name="Normal">while(1)</text:p>
      <text:p text:style-name="Normal">{</text:p>
      <text:p text:style-name="Normal">if (s1==0)</text:p>
      <text:p text:style-name="Normal">{</text:p>
      <text:p text:style-name="Normal">while (s1 == 0);//check if switch 1 is pressed</text:p>
      <text:p text:style-name="Normal">{</text:p>
      <text:p text:style-name="Normal">v1 = v1 + 1;</text:p>
      <text:p text:style-name="Normal">if(v1==10)</text:p>
      <text:p text:style-name="Normal">v1=0;</text:p>
      <text:p text:style-name="Normal">}</text:p>
      <text:p text:style-name="Normal">}</text:p>
      <text:p text:style-name="Normal"/>
      <text:p text:style-name="Normal">if (s2==0)//check if switch 2 is pressed</text:p>
      <text:p text:style-name="Normal">{</text:p>
      <text:p text:style-name="Normal">while (s2 == 0);</text:p>
      <text:p text:style-name="Normal">{</text:p>
      <text:p text:style-name="Normal">v2 = v2 + 1;</text:p>
      <text:p text:style-name="Normal">if(v2==10)</text:p>
      <text:p text:style-name="Normal">v2=0;</text:p>
      <text:p text:style-name="Normal">}</text:p>
      <text:p text:style-name="Normal">}</text:p>
      <text:p text:style-name="Normal"/>
      <text:p text:style-name="Normal">if (s3==0)//check if switch 3 is pressed</text:p>
      <text:p text:style-name="Normal">{</text:p>
      <text:p text:style-name="Normal">while (s3 == 0);</text:p>
      <text:p text:style-name="Normal">{</text:p>
      <text:p text:style-name="Normal">v3 = v3 + 1;</text:p>
      <text:p text:style-name="Normal">if(v3==10)</text:p>
      <text:p text:style-name="Normal">v3=0;</text:p>
      <text:p text:style-name="Normal">}</text:p>
      <text:p text:style-name="Normal">}</text:p>
      <text:p text:style-name="Normal"/>
      <text:p text:style-name="Normal">if (s4==0)//check if switch 4 is pressed</text:p>
      <text:p text:style-name="Normal">{</text:p>
      <text:p text:style-name="Normal">while (s4 == 0);</text:p>
      <text:p text:style-name="Normal">{</text:p>
      <text:p text:style-name="Normal">v4 = v4 + 1;</text:p>
      <text:p text:style-name="Normal">if(v4==10)</text:p>
      <text:p text:style-name="Normal">v4=0;</text:p>
      <text:p text:style-name="Normal">}</text:p>
      <text:p text:style-name="Normal">}</text:p>
      <text:p text:style-name="Normal"/>
      <text:p text:style-name="Normal">ctrl_1 = 1;</text:p>
      <text:p text:style-name="Normal">ctrl_3 = ctrl_2 = ctrl_4 = 0;</text:p>
      <text:p text:style-name="Normal">digi_out(v1);</text:p>
      <text:p text:style-name="Normal">ctrl_2 = 1;</text:p>
      <text:p text:style-name="Normal">ctrl_4 = ctrl_3 = ctrl_1 = 0;</text:p>
      <text:p text:style-name="Normal">digi_out(v2);</text:p>
      <text:p text:style-name="Normal">ctrl_3 = 1;</text:p>
      <text:p text:style-name="Normal">ctrl_2 = ctrl_4 = ctrl_1 = 0;</text:p>
      <text:p text:style-name="Normal">digi_out(v3);</text:p>
      <text:p text:style-name="Normal">ctrl_4 = 1;</text:p>
      <text:p text:style-name="Normal">ctrl_3 = ctrl_2 = ctrl_1 = 0;</text:p>
      <text:p text:style-name="Normal">digi_out(v4);</text:p>
      <text:p text:style-name="Normal">}</text:p>
      <text:p text:style-name="Normal">}</text:p>
      <text:p text:style-name="Normal"/>
      <text:p text:style-name="Normal"/>
      <text:p text:style-name="Normal">void main()</text:p>
      <text:p text:style-name="Normal">{</text:p>
      <text:p text:style-name="Normal">v1 = v2 = v3 = v4 = 0;</text:p>
      <text:p text:style-name="Normal">s1 = s2 = s3 = s4 = 1;// Initialize the input pins</text:p>
      <text:p text:style-name="Normal">while(1)</text:p>
      <text:p text:style-name="Normal">{</text:p>
      <text:p text:style-name="Normal">calc_vote();</text:p>
      <text:p text:style-name="Normal"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shtami Gopan</meta:initial-creator>
    <dc:creator>Ashtami Gopan</dc:creator>
    <meta:creation-date>2023-07-05T06:49:00Z</meta:creation-date>
    <dc:date>2023-07-05T06:49:00Z</dc:date>
    <meta:template xlink:href="Normal.dotm" xlink:type="simple"/>
    <meta:editing-cycles>3</meta:editing-cycles>
    <meta:editing-duration>PT0S</meta:editing-duration>
    <meta:document-statistic meta:page-count="1" meta:paragraph-count="2" meta:word-count="220" meta:character-count="1474" meta:row-count="10" meta:non-whitespace-character-count="1256"/>
  </office:meta>
</office:document-meta>
</file>